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text-properties officeooo:rsid="001ef759" officeooo:paragraph-rsid="00200f01"/>
    </style:style>
    <style:style style:name="P2" style:family="paragraph" style:parent-style-name="Text_20_body">
      <style:text-properties officeooo:rsid="00200f01" officeooo:paragraph-rsid="00200f01"/>
    </style:style>
    <style:style style:name="P3" style:family="paragraph" style:parent-style-name="Text_20_body">
      <style:text-properties officeooo:paragraph-rsid="00200f32"/>
    </style:style>
    <style:style style:name="P4" style:family="paragraph" style:parent-style-name="Text_20_body">
      <style:text-properties officeooo:paragraph-rsid="00207fbb"/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Subtitle">
      <style:text-properties officeooo:rsid="001ef759" officeooo:paragraph-rsid="00200f01"/>
    </style:style>
    <style:style style:name="P7" style:family="paragraph" style:parent-style-name="Subtitle">
      <style:text-properties officeooo:rsid="00200f01" officeooo:paragraph-rsid="00200f01"/>
    </style:style>
    <style:style style:name="P8" style:family="paragraph" style:parent-style-name="Subtitle">
      <style:text-properties fo:font-weight="bold" style:font-weight-asian="bold" style:font-weight-complex="bold"/>
    </style:style>
    <style:style style:name="P9" style:family="paragraph" style:parent-style-name="Title">
      <style:text-properties officeooo:rsid="001ef759" officeooo:paragraph-rsid="001ef759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Text_20_body">
      <style:text-properties officeooo:rsid="0026a725" officeooo:paragraph-rsid="0026a725"/>
    </style:style>
    <style:style style:name="P12" style:family="paragraph" style:parent-style-name="Text_20_body">
      <style:text-properties officeooo:rsid="0028350f" officeooo:paragraph-rsid="002b6e15"/>
    </style:style>
    <style:style style:name="P13" style:family="paragraph" style:parent-style-name="Text_20_body">
      <style:text-properties officeooo:paragraph-rsid="002333f0"/>
    </style:style>
    <style:style style:name="P14" style:family="paragraph" style:parent-style-name="Text_20_body">
      <style:text-properties officeooo:rsid="002333f0" officeooo:paragraph-rsid="002333f0"/>
    </style:style>
    <style:style style:name="P15" style:family="paragraph" style:parent-style-name="Heading_20_1">
      <style:paragraph-properties fo:text-align="center" style:justify-single-word="false"/>
      <style:text-properties officeooo:rsid="00200f01" officeooo:paragraph-rsid="00200f01"/>
    </style:style>
    <style:style style:name="P16" style:family="paragraph" style:parent-style-name="Heading_20_1" style:list-style-name=""/>
    <style:style style:name="P17" style:family="paragraph" style:parent-style-name="Heading_20_1">
      <style:text-properties officeooo:rsid="00200f32" officeooo:paragraph-rsid="00200f32"/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Heading_20_2">
      <style:text-properties officeooo:rsid="00207fbb" officeooo:paragraph-rsid="00207fbb"/>
    </style:style>
    <style:style style:name="P20" style:family="paragraph" style:parent-style-name="Heading_20_2">
      <style:text-properties officeooo:rsid="002137b5" officeooo:paragraph-rsid="002137b5"/>
    </style:style>
    <style:style style:name="P21" style:family="paragraph" style:parent-style-name="Anotacion">
      <style:text-properties officeooo:paragraph-rsid="002333f0"/>
    </style:style>
    <style:style style:name="P22" style:family="paragraph" style:parent-style-name="Heading_20_3">
      <style:text-properties officeooo:rsid="002995dd" officeooo:paragraph-rsid="002995dd"/>
    </style:style>
    <style:style style:name="P23" style:family="paragraph" style:parent-style-name="Heading_20_3">
      <style:text-properties officeooo:rsid="002995dd" officeooo:paragraph-rsid="002b6e15"/>
    </style:style>
    <style:style style:name="T1" style:family="text">
      <style:text-properties officeooo:rsid="00200f32"/>
    </style:style>
    <style:style style:name="T2" style:family="text">
      <style:text-properties fo:color="#ce181e"/>
    </style:style>
    <style:style style:name="T3" style:family="text">
      <style:text-properties fo:color="#ce181e" officeooo:rsid="00207fbb"/>
    </style:style>
    <style:style style:name="T4" style:family="text">
      <style:text-properties officeooo:rsid="00207fbb"/>
    </style:style>
    <style:style style:name="T5" style:family="text">
      <style:text-properties officeooo:rsid="002137b5"/>
    </style:style>
    <style:style style:name="T6" style:family="text">
      <style:text-properties officeooo:rsid="002333f0"/>
    </style:style>
    <style:style style:name="T7" style:family="text">
      <style:text-properties officeooo:rsid="002b6e15"/>
    </style:style>
    <style:style style:name="T8" style:family="text">
      <style:text-properties style:text-underline-style="solid" style:text-underline-width="auto" style:text-und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9"/>
      <text:p text:style-name="P9"/>
      <text:p text:style-name="P9">Cooperativa Empresarial</text:p>
      <text:p text:style-name="P6">Programación Orientada a Objetos </text:p>
      <text:p text:style-name="P8">Práctica 2022-2023</text:p>
      <text:p text:style-name="P7">Juan R. Barranco Esteban</text:p>
      <text:p text:style-name="P2"/>
      <text:p text:style-name="P2"/>
      <text:h text:style-name="P15" text:outline-level="1"><text:bookmark-start text:name="__RefHeading___Toc107_2961728121"/>Memoria<text:bookmark-end text:name="__RefHeading___Toc107_2961728121"/></text:h>
      <text:p text:style-name="P1"/>
      <text:p text:style-name="P1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5">Índice</text:p>
          </text:index-title>
          <text:p text:style-name="P10"><text:a xlink:type="simple" xlink:href="#__RefHeading___Toc107_2961728121" text:style-name="Index_20_Link" text:visited-style-name="Index_20_Link">Memoria<text:tab/>1</text:a></text:p>
          <text:p text:style-name="P10"><text:a xlink:type="simple" xlink:href="#__RefHeading___Toc109_2961728121" text:style-name="Index_20_Link" text:visited-style-name="Index_20_Link">1. Objetivo<text:tab/>3</text:a></text:p>
          <text:p text:style-name="P10"><text:a xlink:type="simple" xlink:href="#__RefHeading___Toc111_2961728121" text:style-name="Index_20_Link" text:visited-style-name="Index_20_Link">2. Especificaciones<text:tab/>3</text:a></text:p>
          <text:p text:style-name="P10"><text:a xlink:type="simple" xlink:href="#__RefHeading___Toc113_2961728121" text:style-name="Index_20_Link" text:visited-style-name="Index_20_Link">3. // Niveles //<text:tab/>3</text:a></text:p>
          <text:p text:style-name="P10"><text:a xlink:type="simple" xlink:href="#__RefHeading___Toc219_2961728121" text:style-name="Index_20_Link" text:visited-style-name="Index_20_Link">4. Diseño<text:tab/>3</text:a></text:p>
          <text:p text:style-name="P10"><text:a xlink:type="simple" xlink:href="#__RefHeading___Toc221_2961728121" text:style-name="Index_20_Link" text:visited-style-name="Index_20_Link">5. Conclusiones<text:tab/>3</text:a></text:p>
        </text:index-body>
      </text:table-of-content>
      <text:h text:style-name="Heading_20_1" text:outline-level="1"/>
      <text:h text:style-name="P16" text:outline-level="1"/>
      <text:h text:style-name="P18" text:outline-level="1"><text:bookmark-start text:name="__RefHeading___Toc109_2961728121"/><text:span text:style-name="T1">1. </text:span>Objetivo<text:bookmark-end text:name="__RefHeading___Toc109_2961728121"/></text:h>
      <text:p text:style-name="Anotacion">// <text:span text:style-name="T4">p. ej objetivo de la cooperativa, objetivo del proyecto, etc.</text:span></text:p>
      <text:p text:style-name="P3"/>
      <text:h text:style-name="P17" text:outline-level="1"><text:bookmark-start text:name="__RefHeading___Toc111_2961728121"/>2. Especificaciones<text:bookmark-end text:name="__RefHeading___Toc111_2961728121"/></text:h>
      <text:p text:style-name="P21">// “<text:span text:style-name="T4">digestion” del enunciado → descripción del modelo del dominio-. re-descripción del enunciado enfocado ya a cómo se ha dearrollado. justificación de interpretaciones realizadas o cómo se han resuelto ambigüedades del enunciado</text:span></text:p>
      <text:p text:style-name="P21"/>
      <text:h text:style-name="P22" text:outline-level="3"/>
      <text:h text:style-name="P19" text:outline-level="2">2.1 Especificaciones funcionales</text:h>
      <text:p text:style-name="Anotacion">// <text:span text:style-name="T4">cosas que hace el sistema. las que se han hecho. listado</text:span></text:p>
      <text:h text:style-name="P19" text:outline-level="2">2.2. Especificaciones no funcionales</text:h>
      <text:p text:style-name="Anotacion">// <text:span text:style-name="T4">cosas que van “en contra” del desarrollo del sistema. restricciones. ej Java, BlueJ, rendimiento si lo pidieran, etc.</text:span> </text:p>
      <text:p text:style-name="Anotacion"/>
      <text:h text:style-name="P17" text:outline-level="1"><text:bookmark-start text:name="__RefHeading___Toc113_2961728121"/>3. <text:span text:style-name="T2">// Niveles // </text:span><text:span text:style-name="T3">Fases // Entregables</text:span><text:bookmark-end text:name="__RefHeading___Toc113_2961728121"/></text:h>
      <text:p text:style-name="Anotacion">// <text:span text:style-name="T1">Revisar nombre Con niveles se refiere a puntos a responder en la práctica. Descripción, apartados. Opcional. Lo que queramos contar</text:span></text:p>
      <text:h text:style-name="P19" text:outline-level="2">3.1. Modelo del dominio y diseño de clases</text:h>
      <text:h text:style-name="P19" text:outline-level="2">3.2. Desarrollo del sistema base</text:h>
      <text:h text:style-name="P20" text:outline-level="2">3.3. Funcionalidad de generación de informes</text:h>
      <text:p text:style-name="P4"/>
      <text:p text:style-name="P3"/>
      <text:h text:style-name="P17" text:outline-level="1"><text:bookmark-start text:name="__RefHeading___Toc219_2961728121"/>4. Diseño<text:bookmark-end text:name="__RefHeading___Toc219_2961728121"/></text:h>
      <text:p text:style-name="Anotacion">// <text:span text:style-name="T5">justificación de cómo se han resuelto técnicamente cosas.</text:span></text:p>
      <text:p text:style-name="Anotacion">// <text:span text:style-name="T5">estructura de paquetes. modelo, vista, controlador</text:span></text:p>
      <text:p text:style-name="P3"/>
      <text:h text:style-name="P17" text:outline-level="1"><text:bookmark-start text:name="__RefHeading___Toc221_2961728121"/><text:soft-page-break/>5. Conclusiones<text:bookmark-end text:name="__RefHeading___Toc221_2961728121"/></text:h>
      <text:p text:style-name="Anotacion">// <text:span text:style-name="T5">conclusiones y lecciones aprendidas. obligatorio aunque no lleva calificación. limitaciones, cosas que han quedado sin hacer, etc.</text:span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style:font-name="Arial" fo:font-family="Arial" style:font-style-name="Normal" style:font-family-generic="swiss" style:font-pitch="variable" fo:font-size="11pt"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Anotacion" style:family="paragraph" style:parent-style-name="Text_20_body">
      <style:text-properties fo:color="#ed1c24" style:font-name="Arial" fo:font-family="Arial" style:font-style-name="Normal" style:font-family-generic="swiss" style:font-pitch="variable" fo:font-size="10pt" style:font-size-asian="10.5pt" style:font-weight-asian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07T09:19:08.169100816</meta:creation-date>
    <meta:generator>LibreOffice/6.0.7.3$Linux_X86_64 LibreOffice_project/00m0$Build-3</meta:generator>
    <dc:date>2023-05-09T06:52:42.057446637</dc:date>
    <meta:editing-duration>P1DT11H34M5S</meta:editing-duration>
    <meta:editing-cycles>7</meta:editing-cycles>
    <meta:document-statistic meta:table-count="0" meta:image-count="0" meta:object-count="0" meta:page-count="4" meta:paragraph-count="30" meta:word-count="203" meta:character-count="1330" meta:non-whitespace-character-count="1155"/>
  </office:meta>
</office:document-meta>
</file>